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STSong"/>
    <style:font-face style:name="FreeSans1" svg:font-family="FreeSans" style:font-family-generic="swiss"/>
    <style:font-face style:name="方正少儿_GBK" svg:font-family="方正少儿_GBK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P1" style:family="paragraph" style:parent-style-name="Standard">
      <style:text-properties officeooo:rsid="00055cf6" officeooo:paragraph-rsid="00055cf6"/>
    </style:style>
    <style:style style:name="P2" style:family="paragraph" style:parent-style-name="Standard">
      <style:text-properties fo:font-size="14pt" officeooo:rsid="00055cf6" officeooo:paragraph-rsid="00055cf6" style:font-size-asian="14pt" style:font-size-complex="14pt"/>
    </style:style>
    <style:style style:name="P3" style:family="paragraph" style:parent-style-name="Standard">
      <style:text-properties fo:font-size="14pt" officeooo:rsid="000feaa8" officeooo:paragraph-rsid="0018ae74" style:font-size-asian="14pt" style:font-size-complex="14pt"/>
    </style:style>
    <style:style style:name="P4" style:family="paragraph" style:parent-style-name="Standard">
      <style:text-properties fo:font-size="14pt" officeooo:rsid="0012597f" officeooo:paragraph-rsid="0018ae74" style:font-size-asian="14pt" style:font-size-complex="14pt"/>
    </style:style>
    <style:style style:name="P5" style:family="paragraph" style:parent-style-name="Standard">
      <style:text-properties fo:font-size="14pt" officeooo:rsid="00129b63" officeooo:paragraph-rsid="0018ae74" style:font-size-asian="14pt" style:font-size-complex="14pt"/>
    </style:style>
    <style:style style:name="P6" style:family="paragraph" style:parent-style-name="Standard">
      <style:text-properties fo:font-size="14pt" officeooo:rsid="001340ec" officeooo:paragraph-rsid="001340ec" style:font-size-asian="14pt" style:font-size-complex="14pt"/>
    </style:style>
    <style:style style:name="P7" style:family="paragraph" style:parent-style-name="Standard">
      <style:text-properties fo:font-size="14pt" officeooo:rsid="001340ec" officeooo:paragraph-rsid="0018ae74" style:font-size-asian="14pt" style:font-size-complex="14pt"/>
    </style:style>
    <style:style style:name="P8" style:family="paragraph" style:parent-style-name="Standard">
      <style:text-properties fo:font-size="14pt" officeooo:rsid="001340ec" officeooo:paragraph-rsid="00055cf6" style:font-size-asian="14pt" style:font-size-complex="14pt"/>
    </style:style>
    <style:style style:name="P9" style:family="paragraph" style:parent-style-name="Standard">
      <style:text-properties fo:font-size="14pt" officeooo:rsid="00153f47" officeooo:paragraph-rsid="0018ae74" style:font-size-asian="14pt" style:font-size-complex="14pt"/>
    </style:style>
    <style:style style:name="P10" style:family="paragraph" style:parent-style-name="Standard">
      <style:text-properties fo:font-size="14pt" officeooo:rsid="0017071f" officeooo:paragraph-rsid="0018ae74" style:font-size-asian="14pt" style:font-size-complex="14pt"/>
    </style:style>
    <style:style style:name="P11" style:family="paragraph" style:parent-style-name="Standard">
      <style:text-properties fo:font-size="14pt" officeooo:rsid="001a6fdd" officeooo:paragraph-rsid="001a6fdd" style:font-size-asian="14pt" style:font-size-complex="14pt"/>
    </style:style>
    <style:style style:name="P12" style:family="paragraph" style:parent-style-name="Standard">
      <style:text-properties fo:font-size="14pt" officeooo:rsid="001a6fdd" officeooo:paragraph-rsid="001c09e5" style:font-size-asian="14pt" style:font-size-complex="14pt"/>
    </style:style>
    <style:style style:name="P13" style:family="paragraph" style:parent-style-name="Standard">
      <style:text-properties fo:font-size="14pt" officeooo:rsid="001a6fdd" officeooo:paragraph-rsid="002415d0" style:font-size-asian="14pt" style:font-size-complex="14pt"/>
    </style:style>
    <style:style style:name="P14" style:family="paragraph" style:parent-style-name="Standard">
      <style:text-properties fo:font-size="14pt" officeooo:rsid="001aa889" officeooo:paragraph-rsid="001aa889" style:font-size-asian="14pt" style:font-size-complex="14pt"/>
    </style:style>
    <style:style style:name="P15" style:family="paragraph" style:parent-style-name="Standard">
      <style:text-properties fo:font-size="14pt" officeooo:rsid="001c09e5" officeooo:paragraph-rsid="001c09e5" style:font-size-asian="14pt" style:font-size-complex="14pt"/>
    </style:style>
    <style:style style:name="P16" style:family="paragraph" style:parent-style-name="Standard">
      <style:text-properties fo:font-size="14pt" officeooo:rsid="001c7332" officeooo:paragraph-rsid="001c7332" style:font-size-asian="14pt" style:font-size-complex="14pt"/>
    </style:style>
    <style:style style:name="P17" style:family="paragraph" style:parent-style-name="Standard">
      <style:text-properties fo:font-size="14pt" officeooo:rsid="001c7332" officeooo:paragraph-rsid="001e2841" style:font-size-asian="14pt" style:font-size-complex="14pt"/>
    </style:style>
    <style:style style:name="P18" style:family="paragraph" style:parent-style-name="Standard">
      <style:text-properties fo:font-size="14pt" officeooo:rsid="001e8b29" officeooo:paragraph-rsid="001e8b29" style:font-size-asian="14pt" style:font-size-complex="14pt"/>
    </style:style>
    <style:style style:name="P19" style:family="paragraph" style:parent-style-name="Standard">
      <style:text-properties fo:font-size="14pt" officeooo:rsid="00200d89" officeooo:paragraph-rsid="00200d89" style:font-size-asian="14pt" style:font-size-complex="14pt"/>
    </style:style>
    <style:style style:name="P20" style:family="paragraph" style:parent-style-name="Standard">
      <style:text-properties fo:font-size="14pt" officeooo:rsid="002415d0" officeooo:paragraph-rsid="001aa889" style:font-size-asian="14pt" style:font-size-complex="14pt"/>
    </style:style>
    <style:style style:name="P21" style:family="paragraph" style:parent-style-name="Standard">
      <style:text-properties fo:font-size="14pt" officeooo:rsid="002415d0" officeooo:paragraph-rsid="002415d0" style:font-size-asian="14pt" style:font-size-complex="14pt"/>
    </style:style>
    <style:style style:name="P22" style:family="paragraph" style:parent-style-name="Standard">
      <style:text-properties fo:font-size="14pt" officeooo:rsid="00251361" officeooo:paragraph-rsid="00251361" style:font-size-asian="14pt" style:font-size-complex="14pt"/>
    </style:style>
    <style:style style:name="P23" style:family="paragraph" style:parent-style-name="Standard">
      <style:text-properties fo:font-size="14pt" fo:font-weight="normal" officeooo:rsid="00055cf6" officeooo:paragraph-rsid="00055cf6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font-weight="normal" officeooo:rsid="000e4d58" officeooo:paragraph-rsid="000e4d58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6pt" officeooo:rsid="00055cf6" officeooo:paragraph-rsid="00055cf6" style:font-size-asian="16pt" style:font-size-complex="16pt"/>
    </style:style>
    <style:style style:name="P26" style:family="paragraph" style:parent-style-name="Standard">
      <style:text-properties fo:font-size="16pt" officeooo:rsid="000a4126" officeooo:paragraph-rsid="000a4126" style:font-size-asian="16pt" style:font-size-complex="16pt"/>
    </style:style>
    <style:style style:name="P27" style:family="paragraph" style:parent-style-name="Standard">
      <style:text-properties fo:font-size="16pt" officeooo:rsid="000bb738" officeooo:paragraph-rsid="000bb738" style:font-size-asian="16pt" style:font-size-complex="16pt"/>
    </style:style>
    <style:style style:name="P28" style:family="paragraph" style:parent-style-name="Standard">
      <style:text-properties fo:font-size="16pt" officeooo:rsid="000d8252" officeooo:paragraph-rsid="000d8252" style:font-size-asian="16pt" style:font-size-complex="16pt"/>
    </style:style>
    <style:style style:name="P29" style:family="paragraph" style:parent-style-name="Standard">
      <style:text-properties fo:font-size="16pt" officeooo:rsid="000d845a" officeooo:paragraph-rsid="0019a64c" style:font-size-asian="16pt" style:font-size-complex="16pt"/>
    </style:style>
    <style:style style:name="P30" style:family="paragraph" style:parent-style-name="Standard">
      <style:text-properties fo:color="#ff00ff" fo:font-size="16pt" fo:font-weight="normal" officeooo:rsid="00055cf6" officeooo:paragraph-rsid="00055cf6" style:font-name-asian="方正少儿_GBK" style:font-size-asian="16pt" style:font-weight-asian="normal" style:font-size-complex="16pt" style:font-weight-complex="normal"/>
    </style:style>
    <style:style style:name="P31" style:family="paragraph" style:parent-style-name="Standard">
      <style:text-properties fo:color="#000000" fo:font-size="16pt" officeooo:rsid="00055cf6" officeooo:paragraph-rsid="00055cf6" style:font-name-asian="方正苏新诗柳楷简体" style:font-size-asian="16pt" style:font-size-complex="16pt"/>
    </style:style>
    <style:style style:name="P32" style:family="paragraph" style:parent-style-name="Standard">
      <style:text-properties fo:color="#000000" style:font-name="方正苏新诗柳楷简体" fo:font-size="16pt" fo:font-weight="normal" officeooo:rsid="00055cf6" officeooo:paragraph-rsid="00055cf6" style:font-name-asian="方正苏新诗柳楷简体" style:font-size-asian="16pt" style:font-weight-asian="normal" style:font-size-complex="16pt" style:font-weight-complex="normal"/>
    </style:style>
    <style:style style:name="P33" style:family="paragraph" style:parent-style-name="Standard">
      <style:text-properties fo:color="#5f5f9f" style:font-name="方正苏新诗柳楷简体" fo:font-size="16pt" fo:font-weight="normal" officeooo:rsid="00055cf6" officeooo:paragraph-rsid="00055cf6" style:font-name-asian="方正苏新诗柳楷简体" style:font-size-asian="16pt" style:font-weight-asian="normal" style:font-size-complex="16pt" style:font-weight-complex="normal"/>
    </style:style>
    <style:style style:name="P34" style:family="paragraph" style:parent-style-name="Standard">
      <style:text-properties style:font-name="SimSun" fo:font-size="10.5pt" officeooo:rsid="006886bf" officeooo:paragraph-rsid="001e2841" style:font-name-asian="SimSun" style:font-size-asian="10.5pt" style:font-size-complex="14pt"/>
    </style:style>
    <style:style style:name="P35" style:family="paragraph" style:parent-style-name="Standard">
      <style:text-properties fo:font-size="10.5pt" officeooo:rsid="002415d0" officeooo:paragraph-rsid="002415d0" style:font-size-asian="10.5pt" style:font-size-complex="10.5pt"/>
    </style:style>
    <style:style style:name="P36" style:family="paragraph" style:parent-style-name="Standard">
      <style:text-properties fo:color="#800000" fo:font-size="14pt" officeooo:rsid="000feaa8" officeooo:paragraph-rsid="0018ae74" style:font-size-asian="14pt" style:font-size-complex="14pt"/>
    </style:style>
    <style:style style:name="P37" style:family="paragraph" style:parent-style-name="Text_20_body">
      <style:text-properties officeooo:rsid="001e8206" officeooo:paragraph-rsid="002415d0"/>
    </style:style>
    <style:style style:name="P38" style:family="paragraph" style:parent-style-name="Text_20_body">
      <style:text-properties officeooo:rsid="001ff394" officeooo:paragraph-rsid="002415d0"/>
    </style:style>
    <style:style style:name="P39" style:family="paragraph" style:parent-style-name="Text_20_body">
      <style:text-properties fo:font-size="10.5pt" officeooo:rsid="0020b661" officeooo:paragraph-rsid="002415d0" style:font-size-asian="10.5pt" style:font-size-complex="10.5pt"/>
    </style:style>
    <style:style style:name="P40" style:family="paragraph" style:parent-style-name="Text_20_body">
      <style:text-properties officeooo:rsid="00136d33" officeooo:paragraph-rsid="002415d0"/>
    </style:style>
    <style:style style:name="P41" style:family="paragraph" style:parent-style-name="Text_20_body">
      <style:text-properties officeooo:rsid="00145546" officeooo:paragraph-rsid="002415d0"/>
    </style:style>
    <style:style style:name="P42" style:family="paragraph" style:parent-style-name="Text_20_body">
      <style:text-properties officeooo:rsid="0025ad2f" officeooo:paragraph-rsid="002415d0"/>
    </style:style>
    <style:style style:name="P43" style:family="paragraph" style:parent-style-name="Text_20_body">
      <style:text-properties fo:font-size="16pt" officeooo:rsid="00136d33" officeooo:paragraph-rsid="002415d0" style:font-size-asian="16pt" style:font-size-complex="16pt"/>
    </style:style>
    <style:style style:name="P44" style:family="paragraph" style:parent-style-name="Text_20_body">
      <style:text-properties fo:font-size="16pt" officeooo:rsid="002415d0" officeooo:paragraph-rsid="002415d0" style:font-size-asian="16pt" style:font-size-complex="16pt"/>
    </style:style>
    <style:style style:name="P45" style:family="paragraph" style:parent-style-name="Standard">
      <style:text-properties fo:font-size="14pt" officeooo:rsid="00281dba" officeooo:paragraph-rsid="00281dba" style:font-size-asian="14pt" style:font-size-complex="14pt"/>
    </style:style>
    <style:style style:name="P46" style:family="paragraph" style:parent-style-name="Standard">
      <style:text-properties fo:font-size="14pt" officeooo:rsid="002745ff" officeooo:paragraph-rsid="00281dba" style:font-size-asian="14pt" style:font-size-complex="14pt"/>
    </style:style>
    <style:style style:name="P47" style:family="paragraph" style:parent-style-name="Standard">
      <style:text-properties fo:font-size="14pt" officeooo:rsid="0027ecbb" officeooo:paragraph-rsid="00281dba" style:font-size-asian="14pt" style:font-size-complex="14pt"/>
    </style:style>
    <style:style style:name="P48" style:family="paragraph" style:parent-style-name="Standard">
      <style:text-properties fo:font-size="14pt" officeooo:rsid="00287ce6" officeooo:paragraph-rsid="00281dba" style:font-size-asian="14pt" style:font-size-complex="14pt"/>
    </style:style>
    <style:style style:name="P49" style:family="paragraph" style:parent-style-name="Standard">
      <style:text-properties fo:font-size="14pt" officeooo:rsid="002a8ec3" officeooo:paragraph-rsid="00281dba" style:font-size-asian="14pt" style:font-size-complex="14pt"/>
    </style:style>
    <style:style style:name="P50" style:family="paragraph" style:parent-style-name="Standard">
      <style:text-properties fo:font-size="14pt" officeooo:rsid="002b5dde" officeooo:paragraph-rsid="00281dba" style:font-size-asian="14pt" style:font-size-complex="14pt"/>
    </style:style>
    <style:style style:name="P51" style:family="paragraph" style:parent-style-name="Standard">
      <style:text-properties fo:font-size="14pt" officeooo:rsid="002bcab1" officeooo:paragraph-rsid="00281dba" style:font-size-asian="14pt" style:font-size-complex="14pt"/>
    </style:style>
    <style:style style:name="P52" style:family="paragraph" style:parent-style-name="Standard">
      <style:text-properties fo:font-size="14pt" officeooo:rsid="002d2764" officeooo:paragraph-rsid="00281dba" style:font-size-asian="14pt" style:font-size-complex="14pt"/>
    </style:style>
    <style:style style:name="P53" style:family="paragraph" style:parent-style-name="Standard">
      <style:text-properties fo:font-size="14pt" officeooo:rsid="001aa889" officeooo:paragraph-rsid="00281dba" style:font-size-asian="14pt" style:font-size-complex="14pt"/>
    </style:style>
    <style:style style:name="P54" style:family="paragraph" style:parent-style-name="Standard">
      <style:text-properties fo:font-size="14pt" officeooo:rsid="001a6fdd" officeooo:paragraph-rsid="00281dba" style:font-size-asian="14pt" style:font-size-complex="14pt"/>
    </style:style>
    <style:style style:name="P55" style:family="paragraph" style:parent-style-name="Standard">
      <style:text-properties fo:font-size="14pt" officeooo:rsid="001c09e5" officeooo:paragraph-rsid="00281dba" style:font-size-asian="14pt" style:font-size-complex="14pt"/>
    </style:style>
    <style:style style:name="P56" style:family="paragraph" style:parent-style-name="Standard">
      <style:text-properties fo:font-size="14pt" officeooo:rsid="002415d0" officeooo:paragraph-rsid="00281dba" style:font-size-asian="14pt" style:font-size-complex="14pt"/>
    </style:style>
    <style:style style:name="T1" style:family="text">
      <style:text-properties officeooo:rsid="0008596e"/>
    </style:style>
    <style:style style:name="T2" style:family="text">
      <style:text-properties officeooo:rsid="000e4d58"/>
    </style:style>
    <style:style style:name="T3" style:family="text">
      <style:text-properties officeooo:rsid="00153f47"/>
    </style:style>
    <style:style style:name="T4" style:family="text">
      <style:text-properties officeooo:rsid="0017071f"/>
    </style:style>
    <style:style style:name="T5" style:family="text">
      <style:text-properties officeooo:rsid="000e9ffb"/>
    </style:style>
    <style:style style:name="T6" style:family="text">
      <style:text-properties officeooo:rsid="001aa889"/>
    </style:style>
    <style:style style:name="T7" style:family="text">
      <style:text-properties officeooo:rsid="001c7332"/>
    </style:style>
    <style:style style:name="T8" style:family="text">
      <style:text-properties officeooo:rsid="001e2841"/>
    </style:style>
    <style:style style:name="T9" style:family="text">
      <style:text-properties officeooo:rsid="001fe20e"/>
    </style:style>
    <style:style style:name="T10" style:family="text">
      <style:text-properties officeooo:rsid="001a6fdd"/>
    </style:style>
    <style:style style:name="T11" style:family="text">
      <style:text-properties officeooo:rsid="0021d556"/>
    </style:style>
    <style:style style:name="T12" style:family="text">
      <style:text-properties officeooo:rsid="001ff394"/>
    </style:style>
    <style:style style:name="T13" style:family="text">
      <style:text-properties officeooo:rsid="002415d0"/>
    </style:style>
    <style:style style:name="T14" style:family="text">
      <style:text-properties officeooo:rsid="001cc2ea"/>
    </style:style>
    <style:style style:name="T15" style:family="text">
      <style:text-properties officeooo:rsid="00145546"/>
    </style:style>
    <style:style style:name="T16" style:family="text">
      <style:text-properties officeooo:rsid="00226806"/>
    </style:style>
    <style:style style:name="T17" style:family="text">
      <style:text-properties fo:color="#800000"/>
    </style:style>
    <style:style style:name="T18" style:family="text">
      <style:text-properties officeooo:rsid="002b5dde"/>
    </style:style>
    <style:style style:name="T19" style:family="text">
      <style:text-properties officeooo:rsid="00287ce6"/>
    </style:style>
    <style:style style:name="T20" style:family="text">
      <style:text-properties officeooo:rsid="00295e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4.6</text:p>
      <text:p text:style-name="P46">问题</text:p>
      <text:p text:style-name="P46">1、听歌用况制作个人歌单时考虑是否对他人可见。</text:p>
      <text:p text:style-name="P47">2、描述系统显示某个界面对不对。</text:p>
      <text:p text:style-name="P48">3、审核内容：音乐人信息、歌曲、视频、歌单。</text:p>
      <text:p text:style-name="P48">4、私<text:span text:style-name="T18">信用况听歌备选流里是听歌的一部分。</text:span></text:p>
      <text:p text:style-name="P49">5、与陌生人私信</text:p>
      <text:p text:style-name="P50">6、听歌用况里转发备选流是发布动态用况的一部分，该如何描述。</text:p>
      <text:p text:style-name="P51">7、重写私信。</text:p>
      <text:p text:style-name="P52">8、 <text:span text:style-name="T19">内容审核成为包含用况</text:span></text:p>
      <text:p text:style-name="P47">特性：歌单发布后不允许被修改。</text:p>
      <text:p text:style-name="P53"/>
      <text:p text:style-name="P53"/>
      <text:p text:style-name="P54">主要况：</text:p>
      <text:p text:style-name="P54"><text:span text:style-name="T13">1、</text:span>发表作品 <text:s text:c="25"/>罗</text:p>
      <text:p text:style-name="P54"><text:span text:style-name="T13">2、</text:span>视频投稿</text:p>
      <text:p text:style-name="P54"><text:span text:style-name="T13">3、</text:span>动态发布</text:p>
      <text:p text:style-name="P54"><text:span text:style-name="T13">4、</text:span>听歌 <text:s text:c="32"/>廖</text:p>
      <text:p text:style-name="P54"><text:span text:style-name="T13">5、</text:span>看视频</text:p>
      <text:p text:style-name="P54"><text:span text:style-name="T13">6、</text:span>歌单发布 <text:s text:c="24"/>肖</text:p>
      <text:p text:style-name="P54"><text:span text:style-name="T13">7、</text:span>首页推广<text:span text:style-name="T20">与广告管理</text:span></text:p>
      <text:p text:style-name="P54"/>
      <text:p text:style-name="P54"/>
      <text:p text:style-name="P55">包含用况：</text:p>
      <text:p text:style-name="P56">9、账户登录 <text:s text:c="21"/>廖</text:p>
      <text:p text:style-name="P48">10、内容审核（歌曲、视频、歌单）</text:p>
      <text:p text:style-name="P54"/>
      <text:p text:style-name="P54">支持用况：</text:p>
      <text:p text:style-name="P54"><text:span text:style-name="T13">10、</text:span>申请音乐<text:span text:style-name="T7">人（审核者、申请人、审核音乐人信息） <text:s text:c="3"/>罗 </text:span></text:p>
      <text:p text:style-name="P54"><text:span text:style-name="T13">11、</text:span>帐号管理 <text:s text:c="43"/><text:span text:style-name="T13">肖</text:span></text:p>
      <text:p text:style-name="P54"><text:span text:style-name="T13">12、</text:span>私信 <text:s text:c="27"/></text:p>
      <text:p text:style-name="P54"><text:span text:style-name="T13">13、</text:span>购买vip <text:s text:c="33"/></text:p>
      <text:p text:style-name="P45"/>
      <text:p text:style-name="P45">4.5</text:p>
      <text:p text:style-name="P45"/>
      <text:p text:style-name="P14">问题</text:p>
      <text:p text:style-name="P15"><text:span text:style-name="T13">1</text:span>、发行作品协作图是否应该有审核者？</text:p>
      <text:p text:style-name="P14"><text:span text:style-name="T13">2</text:span>、用况 发行作品 中前置条件何时为真？</text:p>
      <text:p text:style-name="P3"><text:s/>申请成为音乐<text:span text:style-name="T6">人是否可以是一个子用况？</text:span></text:p>
      <text:p text:style-name="P3">还是<text:span text:style-name="T6">说和用况发行作品合并？ <text:s text:c="9"/>ok</text:span></text:p>
      <text:p text:style-name="P16">3、黄暴内容审核 基本流少，不需要成为包含用况，</text:p>
      <text:p text:style-name="P16">直接加入到发行作品用况、视频投稿用况。</text:p>
      <text:p text:style-name="P16"><text:soft-page-break/>即（发行作品用况、视频投稿需要包含审核者的工作，</text:p>
      <text:p text:style-name="P16">审核者成为参与者）</text:p>
      <text:p text:style-name="P16">4、 发行作品用况基本流以参与者、系统开头</text:p>
      <text:p text:style-name="P17">5、 用况发行作品基本流<text:span text:style-name="T8">中</text:span></text:p>
      <text:p text:style-name="P34">作者在个人主页上查看已通过审核作品详情，包含评论、听众数量等其他歌曲基本信息。</text:p>
      <text:p text:style-name="P3">是否需要<text:span text:style-name="T8">？不需要应该放在哪里？</text:span></text:p>
      <text:p text:style-name="P18">6、只有唱片公司下的歌手才有mv，原创音乐人不能发mv<text:span text:style-name="T9">，即发行作品用况中不会有发布mv事件流</text:span></text:p>
      <text:p text:style-name="P3"/>
      <text:p text:style-name="P22">4.2</text:p>
      <text:p text:style-name="P22">讨论内容</text:p>
      <text:p text:style-name="P22">1、用况写详细了是领域知识还是抢占设计。</text:p>
      <text:p text:style-name="P22">2、画协作图。</text:p>
      <text:p text:style-name="P22">3、听歌用况抢占设计了，重写</text:p>
      <text:p text:style-name="P22">任务：</text:p>
      <text:p text:style-name="P22">继续完善</text:p>
      <text:p text:style-name="P22">画用况图，协作图。</text:p>
      <text:p text:style-name="P22"/>
      <text:p text:style-name="P22">3.25</text:p>
      <text:p text:style-name="P22">讨论内容：</text:p>
      <text:p text:style-name="P22">1、歌单列表修复</text:p>
      <text:p text:style-name="P22">2、歌单发布交给某个人审核</text:p>
      <text:p text:style-name="P22">3、支持用况：发布歌单。</text:p>
      <text:p text:style-name="P22">4、广告位置：1、启动广告。2、首页推广广告 。</text:p>
      <text:p text:style-name="P22">5、<text:span text:style-name="T17">广告管理和首页推广合为一个主用况。</text:span></text:p>
      <text:p text:style-name="P36"/>
      <text:p text:style-name="P3"/>
      <text:p text:style-name="P3"/>
      <text:p text:style-name="P11">3.23</text:p>
      <text:p text:style-name="P11">主要况：</text:p>
      <text:p text:style-name="P11">发表作品 <text:s text:c="25"/>罗</text:p>
      <text:p text:style-name="P11">视频投稿</text:p>
      <text:p text:style-name="P11"><text:s/>动态发布</text:p>
      <text:p text:style-name="P11"><text:s/>听歌 <text:s text:c="32"/>廖</text:p>
      <text:p text:style-name="P11"><text:s/>看视频</text:p>
      <text:p text:style-name="P11"><text:s/>歌单发布 <text:s text:c="24"/>肖</text:p>
      <text:p text:style-name="P11"><text:s/>首页推广</text:p>
      <text:p text:style-name="P11"><text:s/>广告管理</text:p>
      <text:p text:style-name="P11"/>
      <text:p text:style-name="P13">支持用况：</text:p>
      <text:p text:style-name="P13">私信</text:p>
      <text:p text:style-name="P13">购买vip</text:p>
      <text:p text:style-name="P13">内容审核</text:p>
      <text:p text:style-name="P13"><text:soft-page-break/>帐号管理</text:p>
      <text:p text:style-name="P11"/>
      <text:p text:style-name="P21">0、任务布置</text:p>
      <text:p text:style-name="P13">主用况每个画协作图、用况图、通信图 <text:s/>周一检查 加紧任务进度</text:p>
      <text:p text:style-name="P11"/>
      <text:p text:style-name="P19"><text:span text:style-name="T13">1、</text:span>将内容管理用况取消，改为<text:span text:style-name="T10"> 首页推广</text:span>+<text:span text:style-name="T10">广告管理用况</text:span></text:p>
      <text:p text:style-name="P11">因为内容管理用况包含太大<text:span text:style-name="T11">，事件流太多太杂，没有具体的价值</text:span></text:p>
      <text:p text:style-name="P37">主要行为：</text:p>
      <text:p text:style-name="P37">1、将系统所不能收集（音乐人的主动申请<text:span text:style-name="T12">，有些歌可能很小众</text:span>）的新歌曲手动加入新歌歌单。</text:p>
      <text:p text:style-name="P38">2、更改首页单曲推广（部分由系统确定，部分接受音乐人的申请）</text:p>
      <text:p text:style-name="P38">3、审核专栏的内容，将符合要求的专栏内容上架到推广专栏。</text:p>
      <text:p text:style-name="P38">4、处理歌单（先审核内容，再分配布局）</text:p>
      <text:p text:style-name="P39">5、制作推荐mv内容</text:p>
      <text:p text:style-name="P35"/>
      <text:p text:style-name="P35"/>
      <text:p text:style-name="P43"><text:span text:style-name="T13">2</text:span>.<text:span text:style-name="T13">对软件</text:span>定位</text:p>
      <text:p text:style-name="P40">1.1人群:年轻人<text:span text:style-name="T14">（16-30）特点：喜爱音乐，手机和电脑的使用频率较高，社交属性强，应该说占据了听歌软件用户的绝大多数用户。</text:span></text:p>
      <text:p text:style-name="P40">1.2相对广大音乐app而言，我们自己的一些独特功能</text:p>
      <text:p text:style-name="P40">me<text:span text:style-name="T15">：音乐剪辑 <text:s/></text:span></text:p>
      <text:p text:style-name="P41">廖：游戏视频</text:p>
      <text:p text:style-name="P41">女神：用户描述，可以看到账户好友正在听或最近在听的歌曲。</text:p>
      <text:p text:style-name="P44">3、问题</text:p>
      <text:p text:style-name="P41"><text:span text:style-name="T13">1</text:span>.看视频和私信是否为主要用况？</text:p>
      <text:p text:style-name="P41">主要用况？</text:p>
      <text:p text:style-name="P41">支持用况？</text:p>
      <text:p text:style-name="P38"><text:span text:style-name="T13">2</text:span>.歌单是怎么来的？作者？</text:p>
      <text:p text:style-name="P41">歌单<text:span text:style-name="T16">由特殊身份用户提供，歌曲来源于已存在的歌曲。</text:span></text:p>
      <text:p text:style-name="P42"><text:span text:style-name="T13">3</text:span>.我们的用况内容<text:span text:style-name="T16">大于</text:span>了我们在愿景文档中的产品特性。</text:p>
      <text:p text:style-name="P11"/>
      <text:p text:style-name="P3"/>
      <text:p text:style-name="P29">3.21</text:p>
      <text:p text:style-name="P29">支持用<text:span text:style-name="T5">况“</text:span>歌单制作<text:span text:style-name="T5">”“消息推送”（给某个人审核）</text:span>（平台？个人的放听歌里面）</text:p>
      <text:p text:style-name="P29"><text:soft-page-break/>实现用v-play&amp;qml做。</text:p>
      <text:p text:style-name="P29">添加一个歌曲分类属性<text:span text:style-name="T5">。</text:span></text:p>
      <text:p text:style-name="P29">添加<text:span text:style-name="T5">“首页推广”“广告管理”为主用况“内容审核”为包含用况。</text:span></text:p>
      <text:p text:style-name="P3"/>
      <text:p text:style-name="P3"/>
      <text:p text:style-name="P3"/>
      <text:p text:style-name="P3">3.16</text:p>
      <text:p text:style-name="P3">1、电台先不做</text:p>
      <text:p text:style-name="P3">2、运营团队的工作放到包里面。</text:p>
      <text:p text:style-name="P3">3、运营团队的负责内容：</text:p>
      <text:p text:style-name="P3">（1）内容审核</text:p>
      <text:p text:style-name="P3">（2）首页推荐</text:p>
      <text:p text:style-name="P3">（3）为歌曲增加分类</text:p>
      <text:p text:style-name="P3">（4）推送消息</text:p>
      <text:p text:style-name="P3">（5）与音乐人的沟通</text:p>
      <text:p text:style-name="P3">（6）广告管理</text:p>
      <text:p text:style-name="P3"/>
      <text:p text:style-name="P3"/>
      <text:p text:style-name="P4">问题：</text:p>
      <text:p text:style-name="P4">1、歌曲传输，如何实现边传边放（歌曲可能为传输完）。</text:p>
      <text:p text:style-name="P4"/>
      <text:p text:style-name="P4"/>
      <text:p text:style-name="P4"/>
      <text:p text:style-name="P4"/>
      <text:p text:style-name="P4"/>
      <text:p text:style-name="P4">任务<text:span text:style-name="T3">（3.16-3.23）</text:span></text:p>
      <text:p text:style-name="P4">确定所有用<text:span text:style-name="T3">况，画协作图。</text:span></text:p>
      <text:p text:style-name="P10">（先写出详细用况，决定取舍周日完成）</text:p>
      <text:p text:style-name="P4"/>
      <text:p text:style-name="P4">1、客户端将歌曲传到服务器，服务器将歌曲传回。 <text:s text:c="2"/><text:span text:style-name="T4">廖</text:span></text:p>
      <text:p text:style-name="P4">2、本地播放歌曲。（暂停、上一曲、下一曲、显示进度条、歌曲列表） <text:s text:c="2"/><text:span text:style-name="T4">肖</text:span></text:p>
      <text:p text:style-name="P5">3、歌词（歌词和音乐同步） <text:s text:c="2"/><text:span text:style-name="T4">罗</text:span></text:p>
      <text:p text:style-name="P5"/>
      <text:p text:style-name="P5">星期三<text:span text:style-name="T3">（3.21晚）</text:span>讨论文档</text:p>
      <text:p text:style-name="P5"/>
      <text:p text:style-name="P5"/>
      <text:p text:style-name="P5">星期<text:span text:style-name="T4">五检查完成情况</text:span></text:p>
      <text:p text:style-name="P5"/>
      <text:p text:style-name="P5"/>
      <text:p text:style-name="P9">。。。。。</text:p>
      <text:p text:style-name="P7">4、将歌曲存数据库。</text:p>
      <text:p text:style-name="P7"><text:soft-page-break/></text:p>
      <text:p text:style-name="P26"/>
      <text:p text:style-name="P26"/>
      <text:p text:style-name="P26"/>
      <text:p text:style-name="P26">3.14讨论</text:p>
      <text:p text:style-name="P26">1.电台节目上传这个用况先不讨论。</text:p>
      <text:p text:style-name="P28">（从音乐人和电台人的初衷来看，音乐人是为了吸引粉丝，电台人出名也没用，有宣传成分？事件流不同，后台音乐人界面是否相同？）</text:p>
      <text:p text:style-name="P26">2.将运营团队的用况都放在一个包里。</text:p>
      <text:p text:style-name="P27">3.听歌里面，音乐人并没有参与事件流，用况和用况图不需要它。</text:p>
      <text:p text:style-name="P26">3.用vplay做客户端，pc、android都做，先做pc端</text:p>
      <text:p text:style-name="P26">4.讨论确定一个用况，就开始开发</text:p>
      <text:p text:style-name="P26">5.每次讨论的文件不要有1.0之类的，提交的时候加注释就行。</text:p>
      <text:p text:style-name="P26"/>
      <text:p text:style-name="P25"/>
      <text:p text:style-name="P25">3.12</text:p>
      <text:p text:style-name="P31">内容讨论：</text:p>
      <text:p text:style-name="P33">确定了用况，分别有</text:p>
      <text:p text:style-name="P33">a.发表动态</text:p>
      <text:p text:style-name="P33">b.视频投稿</text:p>
      <text:p text:style-name="P33">c。发表作品与上传电台节目（重新命个名字）</text:p>
      <text:p text:style-name="P33">d。听歌</text:p>
      <text:p text:style-name="P33">e。看视频</text:p>
      <text:p text:style-name="P33">包含用况：</text:p>
      <text:p text:style-name="P33">a.购买vip</text:p>
      <text:p text:style-name="P33">支持用况：</text:p>
      <text:p text:style-name="P33">a.私信</text:p>
      <text:p text:style-name="P32"/>
      <text:p text:style-name="P32">用况发表作品和上传电台节目，简要描述是一样的，提供的价值是一样的，都是音乐人提供内容。 <text:s/>但是用况是不一样的，具体的操作是不一</text:p>
      <text:p text:style-name="P32">样的。</text:p>
      <text:p text:style-name="P25"/>
      <text:p text:style-name="P25"/>
      <text:p text:style-name="P25">下次讨论之前，每个人记录下自己的问题，讨论时记录下问题以及解决工程。</text:p>
      <text:p text:style-name="P25"/>
      <text:p text:style-name="P30">任务布置：</text:p>
      <text:p text:style-name="P23">1.每个人写自己<text:span text:style-name="T1">的</text:span>详细用况<text:span text:style-name="T2">+用况图（主用况画）</text:span></text:p>
      <text:p text:style-name="P23"><text:soft-page-break/>2. 思考运营团队在用况中是什么角色，参与了什么，提供了什么意思，做出了什么决策。肖尧主要负责</text:p>
      <text:p text:style-name="P24"/>
      <text:p text:style-name="P24"/>
      <text:p text:style-name="P23"/>
      <text:p text:style-name="P23"/>
      <text:p text:style-name="P1"/>
      <text:p text:style-name="P1"/>
      <text:p text:style-name="P25"/>
      <text:p text:style-name="P2">3.10</text:p>
      <text:p text:style-name="P2">阿网易云新版本推出了视频分类，有游戏，二次元，舞蹈！</text:p>
      <text:p text:style-name="P2">说明我们想得方向是对的！</text:p>
      <text:p text:style-name="P2">一、问题</text:p>
      <text:p text:style-name="P2">1.设置歌词、缓存那些是用况吗？如果不是应该放在哪个用况里？</text:p>
      <text:p text:style-name="P2">2.私信是支持用况没有问题了</text:p>
      <text:p text:style-name="P2">3.用况中包含的特性比产品特性多怎么办？是在产品特性里增加还是在用况里删减？</text:p>
      <text:p text:style-name="P2">4.内容管理这个用况存在争议。（营运人员新碟上架，首页推荐，和发表作品的用况有依赖）</text:p>
      <text:p text:style-name="P2">5.vip有什么权限？[产品特性]</text:p>
      <text:p text:style-name="P2"/>
      <text:p text:style-name="P2">3.8</text:p>
      <text:p text:style-name="P2">一、已经确定的用况</text:p>
      <text:p text:style-name="P2">2.3 听歌 <text:s text:c="23"/></text:p>
      <text:p text:style-name="P2">（是最核心的，并且产品围绕如何将好歌推广给更多的人做）</text:p>
      <text:p text:style-name="P2">2.4 看视频（mv、等各种类型视频）</text:p>
      <text:p text:style-name="P2">（是为了扩大用户，在听歌吸引了一部分用户后，这是他们的周边需求）</text:p>
      <text:p text:style-name="P2">2.2 发表作品 <text:s/>参与者命名为 producer</text:p>
      <text:p text:style-name="P2"/>
      <text:p text:style-name="P2">私信是否是一个用况？</text:p>
      <text:p text:style-name="P2"/>
      <text:p text:style-name="P2">二、关于要自己做的新特性的讨论</text:p>
      <text:p text:style-name="P2">1.对人群的定位（初中生、大学生、还是个工作白领、心理年龄？男生女生？有什么需求）</text:p>
      <text:p text:style-name="P2">2.新特性 <text:s/>希望视频有游戏类视频、跳舞类视频等， 音乐剪辑等。</text:p>
      <text:p text:style-name="P2"/>
      <text:p text:style-name="P2">三、分析市面上现有产品</text:p>
      <text:p text:style-name="P2">视频方面有bilibili、抖音、快手、火山小视频</text:p>
      <text:p text:style-name="P2">社交方面有新浪微博、知乎、豆瓣</text:p>
      <text:p text:style-name="P2">小说方面有起点文学、今日头条、豆瓣阅读、好奇心日报</text:p>
      <text:p text:style-name="P2">天气方面有墨迹天气（缺少用户互动，只能是一个工具性app）</text:p>
      <text:p text:style-name="P2"/>
      <text:p text:style-name="P2">四、任务布置</text:p>
      <text:p text:style-name="P2"><text:soft-page-break/>1.继续写用况基本流、参与者、用况简要描述 思考这个用况是否正确、有没有新的用况</text:p>
      <text:p text:style-name="P2">2、思考氢音乐产品定位和面向人群以及新特性。</text:p>
      <text:p text:style-name="P2"/>
      <text:p text:style-name="P2">3.7 </text:p>
      <text:p text:style-name="P2">新碟上架是运营团队主导，首页推荐分一部分给音乐人，此部分对音乐人收费</text:p>
      <text:p text:style-name="P2">任务布置</text:p>
      <text:p text:style-name="P2"/>
      <text:p text:style-name="P2">1、涉众需求完善（加在涉众分析的意见、问题中和氢音乐visiondocument里）</text:p>
      <text:p text:style-name="P2">2、用况简要描述、参与者、基本流（写的时候确定该用况是否正确，是否有新的用况）</text:p>
      <text:p text:style-name="P2">3、专栏人是否是一个新的用户类型？</text:p>
      <text:p text:style-name="P2">4、歌曲推广算一个用况吗？或者是某个用况的一部分？</text:p>
      <text:p text:style-name="P2">罗</text:p>
      <text:p text:style-name="P2">2.1发动态：所有拥有账户的人可以发布文字、图片、音乐、视频到社区？，所有用户可见。</text:p>
      <text:p text:style-name="P2">2.2发表作品：音乐人、自媒体人发布音乐、电台节目、视频之类的</text:p>
      <text:p text:style-name="P2">2.7个人账户管理：修改个人资料等（支持用况）</text:p>
      <text:p text:style-name="P2">廖</text:p>
      <text:p text:style-name="P2">2.3 听歌：听歌、电台节目（找歌、本地、线上、切歌、购买、收藏、下载等）</text:p>
      <text:p text:style-name="P2">2.4 看视频：音乐消费者看mv、小视频、动态等？</text:p>
      <text:p text:style-name="P2">肖</text:p>
      <text:p text:style-name="P2">2.5 内容管理：运营团队对软件运营维护（设置默认搜索、首页推广、广告位等）</text:p>
      <text:p text:style-name="P2">2.6 聊天（用户之间通过私信聊天）</text:p>
      <text:p text:style-name="P2">2.8 购买vip(包含用况)</text:p>
      <text:p text:style-name="P2"/>
      <text:p text:style-name="P2"/>
      <text:p text:style-name="P2"/>
      <text:p text:style-name="P2"/>
      <text:p text:style-name="P2"/>
      <text:p text:style-name="P2"/>
      <text:p text:style-name="P2"><text:s/>3.5</text:p>
      <text:p text:style-name="P2"><text:s/>1、想其他涉众需求</text:p>
      <text:p text:style-name="P2"><text:s/>2、音乐界面中哪些模块是以用户为导向，哪些是运营人员为导向？</text:p>
      <text:p text:style-name="P2"><text:s/></text:p>
      <text:p text:style-name="P2"><text:s/>新歌上架是运营方。</text:p>
      <text:p text:style-name="P2"><text:s/>推广单曲留部分给音乐人让买 <text:s/>一部分运营方决定</text:p>
      <text:p text:style-name="P2"><text:s/></text:p>
      <text:p text:style-name="P2"><text:s/>涉众分析写完，自我检查，有问题改。下次开会最后确定</text:p>
      <text:p text:style-name="P2"><text:s/>愿景文档2 <text:s/>茂儿写完</text:p>
      <text:p text:style-name="P2"><text:s/>涉众需求每个人都写一点，写了需求后，如果有特性，写具体的特性</text:p>
      <text:p text:style-name="P2"><text:s/>廖涔陈整理所有需求和特性的对应关系</text:p>
      <text:p text:style-name="P2"><text:soft-page-break/><text:s/>每个人想用况，从用户类型出发，先寻找主参与者，名字不用纠结，下次讨论</text:p>
      <text:p text:style-name="P2"><text:s/>如果有问题，记录，每个人看龚老师的用况课件。</text:p>
      <text:p text:style-name="P2"/>
      <text:p text:style-name="P2"/>
      <text:p text:style-name="P8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, STSong"/>
    <style:font-face style:name="FreeSans1" svg:font-family="FreeSans" style:font-family-generic="swiss"/>
    <style:font-face style:name="方正少儿_GBK" svg:font-family="方正少儿_GBK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3:30:45.567222723</meta:creation-date>
    <dc:date>2018-04-06T21:24:20.194155882</dc:date>
    <meta:editing-duration>PT1H6M29S</meta:editing-duration>
    <meta:editing-cycles>21</meta:editing-cycles>
    <meta:generator>LibreOffice/5.3.3.2$Linux_X86_64 LibreOffice_project/3d9a8b4b4e538a85e0782bd6c2d430bafe583448</meta:generator>
    <meta:document-statistic meta:table-count="0" meta:image-count="0" meta:object-count="0" meta:page-count="8" meta:paragraph-count="207" meta:word-count="3044" meta:character-count="3623" meta:non-whitespace-character-count="3223"/>
  </office:meta>
</office:document-meta>
</file>